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22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7be27e1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0c851cf6"/>
    </style:style>
    <style:style style:name="P35" style:family="paragraph" style:parent-style-name="Standard">
      <style:text-properties officeooo:paragraph-rsid="0c8b5238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ca56a54"/>
    </style:style>
    <style:style style:name="P38" style:family="paragraph" style:parent-style-name="Standard">
      <style:text-properties officeooo:paragraph-rsid="0ca5faa5"/>
    </style:style>
    <style:style style:name="P39" style:family="paragraph" style:parent-style-name="Standard">
      <style:text-properties officeooo:paragraph-rsid="0ca6ddb9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0a1fd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b38183"/>
    </style:style>
    <style:style style:name="P46" style:family="paragraph" style:parent-style-name="Standard">
      <style:text-properties officeooo:paragraph-rsid="0cb428e8"/>
    </style:style>
    <style:style style:name="P47" style:family="paragraph" style:parent-style-name="Standard">
      <style:text-properties officeooo:paragraph-rsid="0cb627b6"/>
    </style:style>
    <style:style style:name="P48" style:family="paragraph" style:parent-style-name="Standard">
      <style:text-properties officeooo:paragraph-rsid="0a0f8417"/>
    </style:style>
    <style:style style:name="P49" style:family="paragraph" style:parent-style-name="Standard">
      <style:text-properties officeooo:paragraph-rsid="0cbe2b6f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58c9e"/>
    </style:style>
    <style:style style:name="P56" style:family="paragraph" style:parent-style-name="Standard">
      <style:text-properties officeooo:paragraph-rsid="0cec0708"/>
    </style:style>
    <style:style style:name="P5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8" style:family="paragraph" style:parent-style-name="Standard">
      <style:text-properties officeooo:paragraph-rsid="0d0f14ca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4" style:family="paragraph" style:parent-style-name="Standard">
      <style:text-properties officeooo:paragraph-rsid="0d3942c2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3a3914"/>
    </style:style>
    <style:style style:name="P67" style:family="paragraph" style:parent-style-name="Standard">
      <style:text-properties officeooo:paragraph-rsid="0d4a40eb"/>
    </style:style>
    <style:style style:name="P68" style:family="paragraph" style:parent-style-name="Standard">
      <style:text-properties officeooo:paragraph-rsid="0d4b85c3"/>
    </style:style>
    <style:style style:name="P69" style:family="paragraph" style:parent-style-name="Standard">
      <style:text-properties officeooo:paragraph-rsid="0d53468e"/>
    </style:style>
    <style:style style:name="P70" style:family="paragraph" style:parent-style-name="Standard">
      <style:text-properties officeooo:paragraph-rsid="0d5392ef"/>
    </style:style>
    <style:style style:name="P71" style:family="paragraph" style:parent-style-name="Standard">
      <style:text-properties officeooo:paragraph-rsid="0d5b93b9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bf8351d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2b38cd"/>
    </style:style>
    <style:style style:name="P77" style:family="paragraph" style:parent-style-name="Footnote">
      <style:text-properties officeooo:rsid="043ccc66" officeooo:paragraph-rsid="0c397b0b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9" style:family="paragraph" style:parent-style-name="Footnote">
      <style:text-properties officeooo:paragraph-rsid="0d6a0c36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1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6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8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19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20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21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22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23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24" style:family="text">
      <style:text-properties fo:color="#000000" style:font-name="Ubuntu3" fo:font-size="12pt" style:font-size-asian="12pt" style:font-size-complex="12pt"/>
    </style:style>
    <style:style style:name="T325" style:family="text">
      <style:text-properties fo:color="#000000" style:font-name="Ubuntu3" fo:font-size="12pt" officeooo:rsid="004804ae" style:font-size-asian="12pt" style:font-size-complex="12pt"/>
    </style:style>
    <style:style style:name="T326" style:family="text">
      <style:text-properties fo:color="#000000" style:font-name="Ubuntu3" fo:font-size="12pt" officeooo:rsid="0bac438a" style:font-size-asian="12pt" style:font-size-complex="12pt"/>
    </style:style>
    <style:style style:name="T327" style:family="text">
      <style:text-properties fo:color="#000000" style:text-underline-style="none" officeooo:rsid="0588721b" style:font-size-asian="12pt" style:font-size-complex="12pt"/>
    </style:style>
    <style:style style:name="T32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1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4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7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69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70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71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72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73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74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75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76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77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78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79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0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81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82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83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85" style:family="text">
      <style:text-properties style:use-window-font-color="true"/>
    </style:style>
    <style:style style:name="T38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5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officeooo:rsid="047da547"/>
    </style:style>
    <style:style style:name="T420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fo:font-size="12pt" style:font-size-asian="12pt" style:font-size-complex="12pt"/>
    </style:style>
    <style:style style:name="T423" style:family="text">
      <style:text-properties fo:font-size="12pt" officeooo:rsid="02eddb5a" style:font-size-asian="12pt" style:font-size-complex="12pt"/>
    </style:style>
    <style:style style:name="T424" style:family="text">
      <style:text-properties fo:font-size="12pt" officeooo:rsid="064c9632" style:font-size-asian="12pt" style:font-size-complex="12pt"/>
    </style:style>
    <style:style style:name="T425" style:family="text">
      <style:text-properties officeooo:rsid="047fb57c"/>
    </style:style>
    <style:style style:name="T426" style:family="text">
      <style:text-properties officeooo:rsid="047da547"/>
    </style:style>
    <style:style style:name="T427" style:family="text">
      <style:text-properties officeooo:rsid="01657261" style:font-size-asian="12pt" style:font-size-complex="12pt"/>
    </style:style>
    <style:style style:name="T428" style:family="text">
      <style:text-properties officeooo:rsid="00bddfbe" style:font-size-asian="12pt" style:font-size-complex="12pt"/>
    </style:style>
    <style:style style:name="T429" style:family="text">
      <style:text-properties officeooo:rsid="04473353"/>
    </style:style>
    <style:style style:name="T430" style:family="text">
      <style:text-properties fo:font-weight="normal" style:font-weight-asian="normal" style:font-weight-complex="normal"/>
    </style:style>
    <style:style style:name="T431" style:family="text">
      <style:text-properties fo:font-weight="normal" officeooo:rsid="0d53468e" style:font-weight-asian="normal" style:font-weight-complex="normal"/>
    </style:style>
    <style:style style:name="T432" style:family="text">
      <style:text-properties fo:font-weight="normal" officeooo:rsid="0d5e9ec2" style:font-weight-asian="normal" style:font-weight-complex="normal"/>
    </style:style>
    <style:style style:name="T433" style:family="text">
      <style:text-properties fo:font-weight="normal" officeooo:rsid="0d516aa8" style:font-weight-asian="normal" style:font-weight-complex="normal"/>
    </style:style>
    <style:style style:name="T434" style:family="text">
      <style:text-properties fo:font-weight="normal" officeooo:rsid="0d6a0c36" style:font-weight-asian="normal" style:font-weight-complex="normal"/>
    </style:style>
    <style:style style:name="T435" style:family="text">
      <style:text-properties officeooo:rsid="06049971"/>
    </style:style>
    <style:style style:name="T436" style:family="text">
      <style:text-properties fo:font-weight="bold" officeooo:rsid="06049971" style:font-weight-asian="bold" style:font-weight-complex="bold"/>
    </style:style>
    <style:style style:name="T437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8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9" style:family="text">
      <style:text-properties officeooo:rsid="050aa1f1"/>
    </style:style>
    <style:style style:name="T440" style:family="text">
      <style:text-properties officeooo:rsid="05903285"/>
    </style:style>
    <style:style style:name="T441" style:family="text">
      <style:text-properties officeooo:rsid="0594b105"/>
    </style:style>
    <style:style style:name="T442" style:family="text">
      <style:text-properties officeooo:rsid="0a6f0a69"/>
    </style:style>
    <style:style style:name="T443" style:family="text">
      <style:text-properties officeooo:rsid="0aace3cd"/>
    </style:style>
    <style:style style:name="T44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45" style:family="text">
      <style:text-properties fo:font-size="10pt" officeooo:rsid="06049971" style:font-size-asian="10pt" style:font-size-complex="10pt"/>
    </style:style>
    <style:style style:name="T446" style:family="text">
      <style:text-properties fo:font-size="10pt" officeooo:rsid="0d5b05c5" style:font-size-asian="10pt" style:font-style-asian="italic" style:font-size-complex="10pt" style:font-style-complex="italic"/>
    </style:style>
    <style:style style:name="T447" style:family="text">
      <style:text-properties fo:font-size="10pt" officeooo:rsid="06049971" style:font-size-asian="10pt" style:font-style-asian="italic" style:font-size-complex="10pt" style:font-style-complex="italic"/>
    </style:style>
    <style:style style:name="T448" style:family="text">
      <style:text-properties officeooo:rsid="0b952edb"/>
    </style:style>
    <style:style style:name="T449" style:family="text">
      <style:text-properties fo:font-size="8pt" style:font-size-asian="8pt" style:font-size-complex="8pt" loext:padding="0.049cm" loext:border="0.31pt solid #000000"/>
    </style:style>
    <style:style style:name="T450" style:family="text">
      <style:text-properties officeooo:rsid="0394a435"/>
    </style:style>
    <style:style style:name="T451" style:family="text">
      <style:text-properties officeooo:rsid="0be4091b"/>
    </style:style>
    <style:style style:name="T452" style:family="text">
      <style:text-properties officeooo:rsid="0bf888a9"/>
    </style:style>
    <style:style style:name="T453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59" style:family="text">
      <style:text-properties officeooo:rsid="0cf7e116"/>
    </style:style>
    <style:style style:name="T460" style:family="text">
      <style:text-properties officeooo:rsid="0d1ec96e"/>
    </style:style>
    <style:style style:name="T461" style:family="text">
      <style:text-properties officeooo:rsid="0d4a40eb"/>
    </style:style>
    <style:style style:name="T462" style:family="text">
      <style:text-properties officeooo:rsid="0d52ea33"/>
    </style:style>
    <style:style style:name="T463" style:family="text">
      <style:text-properties officeooo:rsid="0d53468e"/>
    </style:style>
    <style:style style:name="T464" style:family="text">
      <style:text-properties officeooo:rsid="0d5392ef"/>
    </style:style>
    <style:style style:name="T465" style:family="text">
      <style:text-properties officeooo:rsid="0d563db5"/>
    </style:style>
    <style:style style:name="T46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7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8" style:family="text">
      <style:text-properties officeooo:rsid="0d615979"/>
    </style:style>
    <style:style style:name="T469" style:family="text">
      <style:text-properties officeooo:rsid="0d692d75"/>
    </style:style>
    <style:style style:name="T470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Strong_20_Emphasis"><text:span text:style-name="T294">C</text:span></text:span><text:span text:style-name="Strong_20_Emphasis"><text:span text:style-name="T289">hecklist voor </text:span></text:span><text:span text:style-name="Strong_20_Emphasis"><text:span text:style-name="T299">de installatie</text:span></text:span><text:span text:style-name="Strong_20_Emphasis"><text:span text:style-name="T289"> van </text:span></text:span><text:reference-mark-start text:name="Distributie"/><text:span text:style-name="Strong_20_Emphasis"><text:span text:style-name="T292">Ubuntu</text:span></text:span><text:reference-mark-end text:name="Distributie"/><text:span text:style-name="Strong_20_Emphasis"><text:span text:style-name="T292"> </text:span></text:span><text:reference-mark-start text:name="Versie"/><text:span text:style-name="Strong_20_Emphasis"><text:span text:style-name="T298">20</text:span></text:span><text:span text:style-name="Strong_20_Emphasis"><text:span text:style-name="T297">.04 LTS</text:span></text:span><text:reference-mark-end text:name="Versie"/><text:span text:style-name="Strong_20_Emphasis"><text:span text:style-name="T290"><text:note text:id="ftn1" text:note-class="footnote"><text:note-citation>1</text:note-citation><text:note-body><text:p text:style-name="P73"><text:span text:style-name="T450">Deze versie </text:span><text:span text:style-name="T451">20.04 </text:span><text:span text:style-name="T450">heeft codenaam Focal Fossa (focal) en is een zogenaamde LTS-versie (Long-Term Support, langetermijnondersteuning). <text:s/>Een LTS-versie verschijnt iedere twee jaar </text:span><text:span text:style-name="T462">in </text:span><text:span text:style-name="T450">april (deze in april 2020) en wordt vanaf vrijgave </text:span><text:span text:style-name="T334">vijf</text:span><text:span text:style-name="T450"> jaar ondersteund</text:span><text:span text:style-name="T442"> </text:span><text:span text:style-name="T450">(</text:span><text:span text:style-name="T452">updates </text:span><text:span text:style-name="T450">tot april 2025</text:span><text:span text:style-name="T442">)</text:span><text:span text:style-name="T450">.</text:span></text:p></text:note-body></text:note></text:span></text:span><text:span text:style-name="Strong_20_Emphasis"><text:span text:style-name="T290"> </text:span></text:span><text:reference-mark-start text:name="Editie"/><text:span text:style-name="Strong_20_Emphasis"><text:span text:style-name="T291">desktop</text:span></text:span><text:reference-mark-end text:name="Editie"/><text:span text:style-name="Strong_20_Emphasis"><text:span text:style-name="T293">.</text:span></text:span></text:p>
      <text:p text:style-name="P13"/>
      <text:p text:style-name="P29"><text:span text:style-name="T19">Kijk op</text:span><text:span text:style-name="T28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9"> </text:span><text:span text:style-name="T386">voor</text:span><text:span text:style-name="T387"> </text:span><text:span text:style-name="T388">deze en andere </text:span><text:span text:style-name="T20">checklists, scripts, en overige bestanden.</text:span></text:p>
      <text:p text:style-name="P22"/>
      <text:p text:style-name="P57"><text:span text:style-name="T188">D</text:span><text:span text:style-name="T187">it is een invulbare PD</text:span><text:span text:style-name="T189">F</text:span><text:span text:style-name="T187"> met tekst- en keuzevakken; </text:span><text:span text:style-name="T190">a</text:span><text:span text:style-name="T187">fdrukken is niet noodzakelijk.</text:span></text:p>
      <text:p text:style-name="P14"/>
      <text:p text:style-name="P14"/>
      <text:p text:style-name="P14">V<text:span text:style-name="T425">ul de waarden in het tekstvak achter de </text:span><text:span text:style-name="Definition"><text:span text:style-name="T426">schuingedrukte</text:span></text:span> <text:span text:style-name="T426">woorden </text:span><text:span text:style-name="T419">(zie toelichting)</text:span><text:span text:style-name="T426">:</text:span></text:p>
      <text:p text:style-name="P4"><text:span text:style-name="Definition"><text:span text:style-name="T393">g</text:span></text:span><text:span text:style-name="Definition"><text:span text:style-name="T392">ebruiker</text:span></text:span><text:span text:style-name="Definition"><text:span text:style-name="T394"><text:tab/><text:tab/></text:span></text:span><text:span text:style-name="Definition"><text:span text:style-name="T385"> <text:tab/><text:tab/></text:span></text:span><text:span text:style-name="T395"><draw:control text:anchor-type="as-char" svg:y="-0.429cm" draw:z-index="44" draw:name="Gebruiker" draw:style-name="gr2" draw:text-style-name="P86" svg:width="6.061cm" svg:height="0.6cm" draw:control="control45"><svg:title>Gebruiker</svg:title><svg:desc>Volledige naam, bijv. Jan Stek</svg:desc></draw:control></text:span><text:span text:style-name="T395"><text:tab/></text:span><text:span text:style-name="T396">(</text:span><text:span text:style-name="T416">volledige naam, bijv. </text:span><text:span text:style-name="T418">Karel Kamer</text:span><text:span text:style-name="T417">)</text:span></text:p>
      <text:p text:style-name="Standard"><text:span text:style-name="Definition"><text:span text:style-name="T393">g</text:span></text:span><text:span text:style-name="Definition"><text:span text:style-name="T392">ebruikersnaam<text:tab/><text:tab/></text:span></text:span><text:span text:style-name="Definition"><text:span text:style-name="T392"><draw:control text:anchor-type="as-char" svg:y="-0.429cm" draw:z-index="45" draw:name="Gberuikersnaam" draw:style-name="gr2" draw:text-style-name="P86" svg:width="6.061cm" svg:height="0.6cm" draw:control="control46"><svg:title>Gebruikersnaam</svg:title><svg:desc>Korte naam, bijv. jan</svg:desc></draw:control></text:span></text:span><text:span text:style-name="Definition"><text:span text:style-name="T392"><text:tab/></text:span></text:span><text:span text:style-name="T3">(korte naam, bijv. </text:span><text:span text:style-name="T316">karel</text:span><text:span text:style-name="T3">)</text:span></text:p>
      <text:p text:style-name="P2"><text:span text:style-name="Definition"><text:span text:style-name="T410">c</text:span></text:span><text:span text:style-name="Definition"><text:span text:style-name="T409">omputernaam<text:tab/><text:tab/></text:span></text:span><text:span text:style-name="Definition"><text:span text:style-name="T395"><draw:control text:anchor-type="as-char" svg:y="-0.429cm" draw:z-index="46" draw:name="Computernaam" draw:style-name="gr2" draw:text-style-name="P86" svg:width="6.061cm" svg:height="0.6cm" draw:control="control47"><svg:title>Computernaam</svg:title><svg:desc>Unieke naam van de computer</svg:desc></draw:control></text:span></text:span><text:span text:style-name="Definition"><text:span text:style-name="T395"><text:tab/></text:span></text:span><text:span text:style-name="Definition"><text:span text:style-name="T399">(</text:span></text:span><text:span text:style-name="Definition"><text:span text:style-name="T397">unieke naam van de compute</text:span></text:span><text:span text:style-name="Definition"><text:span text:style-name="T398">r</text:span></text:span><text:span text:style-name="Definition"><text:span text:style-name="T399">)</text:span></text:span></text:p>
      <text:p text:style-name="P2"><text:span text:style-name="Definition"><text:span text:style-name="T393">o</text:span></text:span><text:span text:style-name="Definition"><text:span text:style-name="T392">pstartmenu</text:span></text:span><text:span text:style-name="Definition"><text:span text:style-name="T395"><text:tab/><text:tab/><text:tab/></text:span></text:span><text:span text:style-name="Definition"><text:span text:style-name="T395"><draw:control text:anchor-type="as-char" svg:y="-0.429cm" draw:z-index="47" draw:name="Opstartmenu" draw:style-name="gr2" draw:text-style-name="P86" svg:width="6.061cm" svg:height="0.6cm" draw:control="control48"><svg:title>Opstartmenu</svg:title><svg:desc>Toets voor het opstartmenu ("bootmenu")</svg:desc></draw:control></text:span></text:span><text:span text:style-name="Definition"><text:span text:style-name="T395"><text:tab/></text:span></text:span><text:span text:style-name="Definition"><text:span text:style-name="T399">(</text:span></text:span><text:span text:style-name="Definition"><text:span text:style-name="T397">to</text:span></text:span><text:span text:style-name="Definition"><text:span text:style-name="T406">ets voor het opstartmedium</text:span></text:span><text:span text:style-name="Definition"><text:span text:style-name="T407">)</text:span></text:span></text:p>
      <text:p text:style-name="P2"><text:span text:style-name="Definition"><text:span text:style-name="T411">i</text:span></text:span><text:span text:style-name="Definition"><text:span text:style-name="T412">nstellingen</text:span></text:span><text:span text:style-name="T399"><text:tab/><text:tab/> <text:tab/></text:span><text:span text:style-name="T399"><draw:control text:anchor-type="as-char" svg:y="-0.429cm" draw:z-index="43" draw:name="Instellingen" draw:style-name="gr2" draw:text-style-name="P86" svg:width="6.061cm" svg:height="0.6cm" draw:control="control44"><svg:title>Instellingen</svg:title><svg:desc>Toets voor het BIOS/UEFI-scherm ("setup")</svg:desc></draw:control></text:span><text:span text:style-name="T399"><text:tab/>(</text:span><text:span text:style-name="T397">toets voor het BIOS/UEFI-scherm</text:span><text:span text:style-name="T399">)</text:span></text:p>
      <text:p text:style-name="P3"><text:span text:style-name="Definition"><text:span text:style-name="T389">2</text:span></text:span><text:span text:style-name="Definition"><text:span text:style-name="T391">e </text:span></text:span><text:span text:style-name="Definition"><text:span text:style-name="T413">gebr</text:span></text:span><text:span text:style-name="Definition"><text:span text:style-name="T389">uiker </text:span></text:span><text:span text:style-name="Definition"><text:span text:style-name="T390">(evt.)</text:span></text:span><text:span text:style-name="T399"><text:tab/></text:span><text:span text:style-name="T399"><draw:control text:anchor-type="as-char" svg:y="-0.429cm" draw:z-index="48" draw:name="Instellingen_0" draw:style-name="gr2" draw:text-style-name="P86" svg:width="6.061cm" svg:height="0.6cm" draw:control="control49"><svg:title>Instellingen</svg:title><svg:desc>Toets voor het BIOS/UEFI-scherm ("setup")</svg:desc></draw:control></text:span><text:span text:style-name="T399"><text:tab/>(volledige naam </text:span><text:span text:style-name="T403">evt. </text:span><text:span text:style-name="T402">2</text:span><text:span text:style-name="T420">e</text:span><text:span text:style-name="T402"> </text:span><text:span text:style-name="T399">gebruiker)</text:span></text:p>
      <text:p text:style-name="P6"><text:span text:style-name="Definition"><text:span text:style-name="T389">2</text:span></text:span><text:span text:style-name="Definition"><text:span text:style-name="T391">e</text:span></text:span><text:span text:style-name="Definition"><text:span text:style-name="T389"> </text:span></text:span><text:span text:style-name="Definition"><text:span text:style-name="T415">g</text:span></text:span><text:span text:style-name="Definition"><text:span text:style-name="T414">ebruikersnaam<text:tab/></text:span></text:span><text:span text:style-name="T399"><draw:control text:anchor-type="as-char" svg:y="-0.429cm" draw:z-index="49" draw:name="Instellingen_1" draw:style-name="gr2" draw:text-style-name="P86" svg:width="6.061cm" svg:height="0.6cm" draw:control="control50"><svg:title>Instellingen</svg:title><svg:desc>Toets voor het BIOS/UEFI-scherm ("setup")</svg:desc></draw:control></text:span><text:span text:style-name="T399"><text:tab/>(</text:span><text:span text:style-name="T397">korte naam </text:span><text:span text:style-name="T404">ev</text:span><text:span text:style-name="T405">entuele</text:span><text:span text:style-name="T403"> </text:span><text:span text:style-name="T408">2</text:span><text:span text:style-name="T421">e</text:span><text:span text:style-name="T408"> </text:span><text:span text:style-name="T400">gebr</text:span><text:span text:style-name="T401">uiker</text:span><text:span text:style-name="T399">)</text:span></text:p>
      <text:p text:style-name="P3"><text:span text:style-name="T305">Vervang </text:span><text:span text:style-name="Definition"><text:span text:style-name="T17">schuingedrukte</text:span></text:span><text:span text:style-name="T305"> </text:span><text:span text:style-name="T306">woorden </text:span><text:span text:style-name="T305">in deze checklist door </text:span><text:span text:style-name="T306">boven</text:span><text:span text:style-name="T305">staande waarden.</text:span></text:p>
      <text:p text:style-name="P15"/>
      <text:p text:style-name="P1"><text:span text:style-name="Strong_20_Emphasis"><text:span text:style-name="T300"/></text:span></text:p>
      <text:p text:style-name="P32"><text:span text:style-name="Strong_20_Emphasis"><text:span text:style-name="T131"><draw:control text:anchor-type="as-char" draw:z-index="0" draw:name="Vorm1" draw:style-name="gr1" draw:text-style-name="P85" svg:width="0.35cm" svg:height="0.35cm" draw:control="control1"/></text:span></text:span><text:span text:style-name="Strong_20_Emphasis"><text:span text:style-name="T131"><text:s/><text:tab/></text:span></text:span><text:span text:style-name="T301">Nog niet op Linux?<text:tab/></text:span><text:span text:style-name="T328"></text:span><text:span text:style-name="T307"> </text:span><text:span text:style-name="T308">G</text:span><text:span text:style-name="T302">ebruik </text:span><text:span text:style-name="Strong_20_Emphasis"><text:span text:style-name="T346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3"> onder </text:span><text:span text:style-name="T313">Linux</text:span><text:span text:style-name="T304">.</text:span></text:p>
      <text:p text:style-name="P63"><text:span text:style-name="Strong_20_Emphasis"><text:span text:style-name="T131"><draw:control text:anchor-type="as-char" draw:z-index="42" draw:name="Vorm2" draw:style-name="gr1" draw:text-style-name="P85" svg:width="0.35cm" svg:height="0.35cm" draw:control="control43"/></text:span></text:span><text:span text:style-name="Strong_20_Emphasis"><text:span text:style-name="T131"><text:s/><text:tab/></text:span></text:span><text:span text:style-name="T309">Nieuwe installatie?<text:tab/></text:span><text:span text:style-name="T329"></text:span><text:span text:style-name="T312"><text:tab/></text:span><text:span text:style-name="T311">B</text:span><text:span text:style-name="T309">egin bij hoofdstuk </text:span><text:span text:style-name="T314"><text:bookmark-ref text:reference-format="page" text:ref-name="__RefNumPara__4009_1271708128">2</text:bookmark-ref></text:span><text:span text:style-name="T309"><text:s text:c="2"/></text:span><text:span text:style-name="T315"><text:bookmark-ref text:reference-format="text" text:ref-name="__RefNumPara__4009_1271708128">Installatie uitvoeren</text:bookmark-ref></text:span><text:span text:style-name="T310">.</text:span></text:p>
      <text:p text:style-name="P5"/>
      <text:list xml:id="list3138668290" text:style-name="L1">
        <text:list-item>
          <text:p text:style-name="P83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1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4737935684848">
          <table:table-cell table:style-name="_31_._5f_Installatie_5f_voorbereiden.A1" office:value-type="string">
            <text:p text:style-name="P35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737935685104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9">Terminalvenster</text:span></text:span><text:span text:style-name="Strong_20_Emphasis"><text:span text:style-name="T86"> met toetscombinatie <text:line-break/></text:span></text:span><text:span text:style-name="Strong_20_Emphasis"><text:span text:style-name="T224">Ctrl</text:span></text:span><text:span text:style-name="Strong_20_Emphasis"><text:span text:style-name="T223"> </text:span></text:span><text:span text:style-name="Strong_20_Emphasis"><text:span text:style-name="T224">Alt</text:span></text:span><text:span text:style-name="Strong_20_Emphasis"><text:span text:style-name="T223"> </text:span></text:span><text:span text:style-name="Strong_20_Emphasis"><text:span text:style-name="T224">T</text:span></text:span><text:span text:style-name="Strong_20_Emphasis"><text:span text:style-name="T113">.</text:span></text:span></text:p>
          </table:table-cell>
        </table:table-row>
        <table:table-row table:style-name="TableLine94737935685360">
          <table:table-cell table:style-name="_31_._5f_Installatie_5f_voorberei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5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60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24">Enter</text:span></text:span><text:span text:style-name="Strong_20_Emphasis"><text:span text:style-name="T86">-toets:<text:line-break/></text:span></text:span><text:span text:style-name="User_20_Entry"><text:span text:style-name="T285">wget karelzimmer.nl/</text:span></text:span><text:span text:style-name="User_20_Entry"><text:span text:style-name="T288">kz</text:span></text:span><text:span text:style-name="User_20_Entry"><text:span text:style-name="T285"><text:line-break/>bash </text:span></text:span><text:span text:style-name="User_20_Entry"><text:span text:style-name="T288">kz</text:span></text:span></text:p>
            <text:p text:style-name="P64"><text:span text:style-name="User_20_Entry"><text:span text:style-name="T286">exit</text:span></text:span></text:p>
          </table:table-cell>
        </table:table-row>
        <table:table-row table:style-name="TableLine9473793568561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737935685872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5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2">Super</text:span></text:span><text:span text:style-name="Strong_20_Emphasis"><text:span text:style-name="T98">-toets</text:span></text:span><text:span text:style-name="Strong_20_Emphasis"><text:span text:style-name="T283"><text:note text:id="ftn2" text:note-class="footnote"><text:note-citation>2</text:note-citation><text:note-body><text:p text:style-name="P74"><text:span text:style-name="T330">D</text:span>e <text:span text:style-name="T449">Super</text:span>-toets <text:span text:style-name="T330">is </text:span>de Windows<text:span text:style-name="T459">-</text:span><text:span text:style-name="T448">toets</text:span>, <text:span text:style-name="T459">C</text:span>ommand-<text:span text:style-name="T448">toets</text:span>, of <text:span text:style-name="T459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7"> </text:span></text:span><text:span text:style-name="Strong_20_Emphasis"><text:span text:style-name="T262">Installatiem</text:span></text:span><text:span text:style-name="Strong_20_Emphasis"><text:span text:style-name="T261">enu</text:span></text:span><text:span text:style-name="Strong_20_Emphasis"><text:span text:style-name="T98">.</text:span></text:span></text:p>
          </table:table-cell>
        </table:table-row>
        <table:table-row table:style-name="TableLine94737935686128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59">1</text:span></text:span><text:span text:style-name="Strong_20_Emphasis"><text:span text:style-name="T265"> - </text:span></text:span><text:span text:style-name="Strong_20_Emphasis"><text:span text:style-name="T266">In</text:span></text:span><text:span text:style-name="Strong_20_Emphasis"><text:span text:style-name="T271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737935686384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72">Volg de aanwijzingen op het scherm.</text:span></text:span></text:p>
          </table:table-cell>
        </table:table-row>
        <table:table-row table:style-name="TableLine94737935686640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37935686896">
          <table:table-cell table:style-name="_31_._5f_Installatie_5f_voorbereiden.A1" office:value-type="string">
            <text:p text:style-name="P71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5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66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25"> </text:span></text:span><text:span text:style-name="Strong_20_Emphasis"><text:span text:style-name="T172">Ins</text:span></text:span><text:span text:style-name="Strong_20_Emphasis"><text:span text:style-name="T171">tallatiemenu</text:span></text:span><text:span text:style-name="Strong_20_Emphasis"><text:span text:style-name="T133"> </text:span></text:span><text:span text:style-name="Strong_20_Emphasis"><text:span text:style-name="T120">en </text:span></text:span><text:span text:style-name="User_20_Entry"><text:span text:style-name="T180">kies <text:line-break/></text:span></text:span><text:span text:style-name="User_20_Entry"><text:span text:style-name="T182">5</text:span></text:span><text:span text:style-name="User_20_Entry"><text:span text:style-name="T183"> -</text:span></text:span><text:span text:style-name="User_20_Entry"><text:span text:style-name="T184"> </text:span></text:span><text:span text:style-name="User_20_Entry"><text:span text:style-name="T182">Opdrachtenmenu</text:span></text:span><text:span text:style-name="User_20_Entry"><text:span text:style-name="T181"> en daarna </text:span></text:span><text:span text:style-name="User_20_Entry"><text:span text:style-name="T186">11</text:span></text:span><text:span text:style-name="User_20_Entry"><text:span text:style-name="T182"> - Instellijst</text:span></text:span><text:span text:style-name="User_20_Entry"><text:span text:style-name="T185"> </text:span></text:span><text:span text:style-name="User_20_Entry"><text:span text:style-name="T176">maken</text:span></text:span><text:span text:style-name="User_20_Entry"><text:span text:style-name="T180">.</text:span></text:span></text:p>
          </table:table-cell>
        </table:table-row>
      </table:table>
      <text:p text:style-name="P26"/>
      <text:list xml:id="list103255070921206" text:continue-numbering="true" text:style-name="L1">
        <text:list-item>
          <text:p text:style-name="P8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793559057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8"><text:span text:style-name="T324">Start de computer op vanaf </text:span><text:span text:style-name="T325">een </text:span><text:span text:style-name="T325"><text:reference-ref text:reference-format="text" text:ref-name="Distributie">Ubuntu</text:reference-ref></text:span><text:span text:style-name="T325"><text:s/></text:span><text:span text:style-name="T324"><text:reference-ref text:reference-format="text" text:ref-name="Versie">20.04 LTS</text:reference-ref></text:span><text:span text:style-name="T192"><text:s/></text:span><text:span text:style-name="T192"><text:reference-ref text:reference-format="text" text:ref-name="Editie">desktop</text:reference-ref></text:span><text:span text:style-name="T192"><text:s/>Live</text:span><text:span text:style-name="T192"><text:note text:id="ftn3" text:note-class="footnote"><text:note-citation>1</text:note-citation><text:note-body><text:p text:style-name="P72"><text:span text:style-name="T429">Vanaf ee</text:span>n Live <text:span text:style-name="T443">USB-stick of </text:span><text:span text:style-name="T333">C</text:span><text:span text:style-name="T443">D</text:span><text:span text:style-name="T6"> </text:span>kunt <text:span text:style-name="T429">u opstarten en</text:span> met <text:reference-ref text:reference-format="text" text:ref-name="Distributie">Ubuntu</text:reference-ref><text:s/>werken zonder deze te installeren.</text:p></text:note-body></text:note></text:span><text:span text:style-name="T192"> </text:span><text:span text:style-name="T195">USB-stick</text:span><text:span text:style-name="T195"><text:note text:id="ftn4" text:note-class="footnote"><text:note-citation>2</text:note-citation><text:note-body><text:p text:style-name="P76"><text:span text:style-name="Strong_20_Emphasis"><text:span text:style-name="T206">Download </text:span></text:span><text:span text:style-name="Strong_20_Emphasis"><text:span text:style-name="T200">een </text:span></text:span><text:span text:style-name="Strong_20_Emphasis"><text:span text:style-name="T210">Desktop </text:span></text:span><text:span text:style-name="Strong_20_Emphasis"><text:span text:style-name="T220">CD</text:span></text:span><text:span text:style-name="Strong_20_Emphasis"><text:span text:style-name="T205"> vanaf </text:span></text:span><text:a xlink:type="simple" xlink:href="http://nl.releases.ubuntu.com/" text:style-name="Internet_20_link" text:visited-style-name="Visited_20_Internet_20_Link"><text:span text:style-name="Strong_20_Emphasis"><text:span text:style-name="T437">nl.releases.ubuntu.com</text:span></text:span></text:a><text:span text:style-name="Strong_20_Emphasis"><text:span text:style-name="T205"> </text:span></text:span><text:span text:style-name="Strong_20_Emphasis"><text:span text:style-name="T201">en </text:span></text:span><text:span text:style-name="Strong_20_Emphasis"><text:span text:style-name="T206">plaats </text:span></text:span><text:span text:style-name="Strong_20_Emphasis"><text:span text:style-name="T200">een USB-stick </text:span></text:span><text:span text:style-name="Strong_20_Emphasis"><text:span text:style-name="T221">va</text:span></text:span><text:span text:style-name="Strong_20_Emphasis"><text:span text:style-name="T216">n </text:span></text:span><text:span text:style-name="Strong_20_Emphasis"><text:span text:style-name="T199">min</text:span></text:span><text:span text:style-name="Strong_20_Emphasis"><text:span text:style-name="T217">imaal</text:span></text:span><text:span text:style-name="Strong_20_Emphasis"><text:span text:style-name="T199"> </text:span></text:span><text:span text:style-name="Strong_20_Emphasis"><text:span text:style-name="T207">4</text:span></text:span><text:span text:style-name="Strong_20_Emphasis"><text:span text:style-name="T199"> GB. <text:line-break/></text:span></text:span><text:span text:style-name="Strong_20_Emphasis"><text:span text:style-name="T219">Zoek</text:span></text:span><text:span text:style-name="Strong_20_Emphasis"><text:span text:style-name="T199"> </text:span></text:span><text:span text:style-name="Strong_20_Emphasis"><text:span text:style-name="T227">opst</text:span></text:span><text:span text:style-name="Strong_20_Emphasis"><text:span text:style-name="T199"> en klik op het pictogram van</text:span></text:span><text:span text:style-name="Strong_20_Emphasis"><text:span text:style-name="T202"> </text:span></text:span><text:span text:style-name="Strong_20_Emphasis"><text:span text:style-name="T226">Opstartschijf aanmaken</text:span></text:span><text:span text:style-name="Strong_20_Emphasis"><text:span text:style-name="T209">, </text:span></text:span><text:span text:style-name="Strong_20_Emphasis"><text:span text:style-name="T215">o</text:span></text:span><text:span text:style-name="Strong_20_Emphasis"><text:span text:style-name="T200">f </text:span></text:span><text:span text:style-name="Strong_20_Emphasis"><text:span text:style-name="T203">gebruik </text:span></text:span><text:span text:style-name="Strong_20_Emphasis"><text:span text:style-name="T196">het programma balenaEtche</text:span></text:span><text:span text:style-name="Strong_20_Emphasis"><text:span text:style-name="T204">r</text:span></text:span><text:span text:style-name="Strong_20_Emphasis"><text:span text:style-name="T196"> </text:span></text:span><text:span text:style-name="Strong_20_Emphasis"><text:span text:style-name="T197">(</text:span></text:span><text:a xlink:type="simple" xlink:href="https://www.balena.io/etcher/" text:style-name="Internet_20_link" text:visited-style-name="Visited_20_Internet_20_Link"><text:span text:style-name="Strong_20_Emphasis"><text:span text:style-name="T438">etcher.io</text:span></text:span></text:a><text:span text:style-name="Strong_20_Emphasis"><text:span text:style-name="T197">); </text:span></text:span><text:span text:style-name="Strong_20_Emphasis"><text:span text:style-name="T196">balenaEtche</text:span></text:span><text:span text:style-name="Strong_20_Emphasis"><text:span text:style-name="T204">r</text:span></text:span><text:span text:style-name="Strong_20_Emphasis"><text:span text:style-name="T211"> is</text:span></text:span><text:span text:style-name="Strong_20_Emphasis"><text:span text:style-name="T197"> </text:span></text:span><text:span text:style-name="Strong_20_Emphasis"><text:span text:style-name="T200">beschikbaar voor </text:span></text:span><text:span text:style-name="Strong_20_Emphasis"><text:span text:style-name="T212">Windows, </text:span></text:span><text:span text:style-name="Strong_20_Emphasis"><text:span text:style-name="T213">OS X</text:span></text:span><text:span text:style-name="Strong_20_Emphasis"><text:span text:style-name="T196">, </text:span></text:span><text:span text:style-name="Strong_20_Emphasis"><text:span text:style-name="T197">en </text:span></text:span><text:span text:style-name="Strong_20_Emphasis"><text:span text:style-name="T214">GNU/</text:span></text:span><text:span text:style-name="Strong_20_Emphasis"><text:span text:style-name="T196">Linux</text:span></text:span><text:span text:style-name="Strong_20_Emphasis"><text:span text:style-name="T198">.</text:span></text:span></text:p></text:note-body></text:note></text:span><text:span text:style-name="T195"> of </text:span><text:span text:style-name="T191">C</text:span><text:span text:style-name="T195">D</text:span><text:span text:style-name="T195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2">.</text:span></text:p>
            <text:p text:style-name="P37"><text:span text:style-name="T193">Opstartmenu/</text:span><text:span text:style-name="T194">boot menu</text:span><text:span text:style-name="T193"> </text:span><text:span text:style-name="T192">via </text:span><text:span text:style-name="Definition"><text:span text:style-name="T427">opstartmenu</text:span></text:span><text:span text:style-name="T192">, </text:span><text:span text:style-name="T193">instellingen/</text:span><text:span text:style-name="T194">setup</text:span><text:span text:style-name="T192"> via </text:span><text:span text:style-name="Definition"><text:span text:style-name="T427">instellingen</text:span></text:span><text:span text:style-name="T192">.</text:span></text:p>
          </table:table-cell>
        </table:table-row>
        <table:table-row table:style-name="TableLine9473793563136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8">Enter</text:span></text:span><text:span text:style-name="Strong_20_Emphasis"><text:span text:style-name="T69">-toets.</text:span></text:span></text:p>
          </table:table-cell>
        </table:table-row>
        <table:table-row table:style-name="TableLine9473793567484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26">Kies </text:span><text:span text:style-name="T317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8">Enter</text:span></text:span><text:span text:style-name="Strong_20_Emphasis"><text:span text:style-name="T128">-toets</text:span></text:span><text:span text:style-name="T326">.</text:span></text:p>
          </table:table-cell>
        </table:table-row>
        <table:table-row table:style-name="TableLine9473793590809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7">Wel</text:span></text:span><text:span text:style-name="Strong_20_Emphasis"><text:span text:style-name="T278">k</text:span></text:span><text:span text:style-name="Strong_20_Emphasis"><text:span text:style-name="T242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5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73793590939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35">Toetsenbord</text:span></text:span><text:span text:style-name="Strong_20_Emphasis"><text:span text:style-name="T236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77">Verder</text:span></text:span><text:span text:style-name="Strong_20_Emphasis"><text:span text:style-name="T142">.</text:span></text:span></text:p>
          </table:table-cell>
        </table:table-row>
        <table:table-row table:style-name="TableLine9473793590987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4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73793594852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8">Bijgewerkte pakketten en andere programmatuur</text:span></text:span><text:span text:style-name="Strong_20_Emphasis"><text:span text:style-name="T232"> </text:span></text:span><text:span text:style-name="T19">klik op </text:span><text:span text:style-name="Strong_20_Emphasis"><text:span text:style-name="T155">Verder</text:span></text:span><text:span text:style-name="Strong_20_Emphasis"><text:span text:style-name="T19">.</text:span></text:span></text:p>
          </table:table-cell>
        </table:table-row>
        <table:table-row table:style-name="TableLine9473793594878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3">Installatietype</text:span></text:span><text:span text:style-name="Strong_20_Emphasis"><text:span text:style-name="T136"> </text:span></text:span><text:span text:style-name="Strong_20_Emphasis"><text:span text:style-name="T147">selecteer</text:span></text:span><text:span text:style-name="Strong_20_Emphasis"><text:span text:style-name="T137"> </text:span></text:span><text:span text:style-name="Strong_20_Emphasis"><text:span text:style-name="T348">het gewenste </text:span></text:span><text:span text:style-name="Strong_20_Emphasis"><text:span text:style-name="T369">Installatie type</text:span></text:span><text:span text:style-name="Strong_20_Emphasis"><text:span text:style-name="T348">.</text:span></text:span></text:p>
            <text:p text:style-name="P38"><text:span text:style-name="Emphasis"><text:span text:style-name="T383">Aa</text:span></text:span><text:span text:style-name="Emphasis"><text:span text:style-name="T384">nbevolen</text:span></text:span><text:span text:style-name="Strong_20_Emphasis"><text:span text:style-name="T360"> wordt om </text:span></text:span><text:span text:style-name="Strong_20_Emphasis"><text:span text:style-name="T364">te klikken op </text:span></text:span><text:span text:style-name="Strong_20_Emphasis"><text:span text:style-name="T382">Geavanceerde functies</text:span></text:span><text:span text:style-name="Strong_20_Emphasis"><text:span text:style-name="T364">, en</text:span></text:span><text:span text:style-name="Strong_20_Emphasis"><text:span text:style-name="T360"> </text:span></text:span><text:span text:style-name="Strong_20_Emphasis"><text:span text:style-name="T364">selecteer <text:line-break/></text:span></text:span><text:span text:style-name="Strong_20_Emphasis"><text:span text:style-name="T380">LVM gebruiken bij de nieuwe installatie van Ubuntu</text:span></text:span><text:span text:style-name="Strong_20_Emphasis"><text:span text:style-name="T360">, </text:span></text:span><text:span text:style-name="Strong_20_Emphasis"><text:span text:style-name="T364">en vink aan <text:line-break/></text:span></text:span><text:span text:style-name="Strong_20_Emphasis"><text:span text:style-name="T380">De nieuwe installatie van Ubuntu versleutelen voor de </text:span></text:span><text:span text:style-name="Strong_20_Emphasis"><text:span text:style-name="T381">veiligheid</text:span></text:span><text:span text:style-name="Strong_20_Emphasis"><text:span text:style-name="T361">.</text:span></text:span></text:p>
            <text:p text:style-name="P39"><text:span text:style-name="Strong_20_Emphasis"><text:span text:style-name="T363">K</text:span></text:span><text:span text:style-name="Strong_20_Emphasis"><text:span text:style-name="T22">lik op </text:span></text:span><text:span text:style-name="Strong_20_Emphasis"><text:span text:style-name="T246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8">I</text:span></text:span><text:span text:style-name="Strong_20_Emphasis"><text:span text:style-name="T179">nstalle</text:span></text:span><text:span text:style-name="Strong_20_Emphasis"><text:span text:style-name="T178">e</text:span></text:span><text:span text:style-name="Strong_20_Emphasis"><text:span text:style-name="T179">r </text:span></text:span><text:span text:style-name="Strong_20_Emphasis"><text:span text:style-name="T178">nu</text:span></text:span><text:span text:style-name="Strong_20_Emphasis"><text:span text:style-name="T22">.</text:span></text:span></text:p>
          </table:table-cell>
        </table:table-row>
        <table:table-row table:style-name="TableLine9473793594904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49">k</text:span></text:span><text:span text:style-name="Strong_20_Emphasis"><text:span text:style-name="T348">lik op </text:span></text:span><text:span text:style-name="Strong_20_Emphasis"><text:span text:style-name="T369">I</text:span></text:span><text:span text:style-name="Strong_20_Emphasis"><text:span text:style-name="T370">nstalle</text:span></text:span><text:span text:style-name="Strong_20_Emphasis"><text:span text:style-name="T369">e</text:span></text:span><text:span text:style-name="Strong_20_Emphasis"><text:span text:style-name="T370">r </text:span></text:span><text:span text:style-name="Strong_20_Emphasis"><text:span text:style-name="T369">nu</text:span></text:span><text:span text:style-name="Strong_20_Emphasis"><text:span text:style-name="T348">.</text:span></text:span></text:p>
          </table:table-cell>
        </table:table-row>
        <table:table-row table:style-name="TableLine9473793594929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3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7">Verder</text:span></text:span><text:span text:style-name="Strong_20_Emphasis"><text:span text:style-name="T22">.</text:span></text:span></text:p>
          </table:table-cell>
        </table:table-row>
        <table:table-row table:style-name="TableLine9473793594955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6">O</text:span></text:span><text:span text:style-name="Strong_20_Emphasis"><text:span text:style-name="T351">p </text:span></text:span><text:span text:style-name="Strong_20_Emphasis"><text:span text:style-name="T352">het </text:span></text:span><text:span text:style-name="Strong_20_Emphasis"><text:span text:style-name="T353">scherm </text:span></text:span><text:span text:style-name="Strong_20_Emphasis"><text:span text:style-name="T378">Waar bevindt u zich?</text:span></text:span><text:span text:style-name="Strong_20_Emphasis"><text:span text:style-name="T353"> </text:span></text:span><text:span text:style-name="Strong_20_Emphasis"><text:span text:style-name="T358">controleer </text:span></text:span><text:span text:style-name="Strong_20_Emphasis"><text:span text:style-name="T359">de </text:span></text:span><text:span text:style-name="Strong_20_Emphasis"><text:span text:style-name="T358">locatie en </text:span></text:span><text:span text:style-name="Strong_20_Emphasis"><text:span text:style-name="T356">klik </text:span></text:span><text:span text:style-name="Strong_20_Emphasis"><text:span text:style-name="T353">op </text:span></text:span><text:span text:style-name="Strong_20_Emphasis"><text:span text:style-name="T371">Verder</text:span></text:span><text:span text:style-name="Strong_20_Emphasis"><text:span text:style-name="T353">.</text:span></text:span></text:p>
          </table:table-cell>
        </table:table-row>
        <table:table-row table:style-name="TableLine9473793594980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76">Op </text:span><text:span text:style-name="T373">het </text:span><text:span text:style-name="T371">scherm </text:span><text:span text:style-name="Strong_20_Emphasis"><text:span text:style-name="T378">Wie bent u?</text:span></text:span><text:span text:style-name="T371"> </text:span><text:span text:style-name="T376">vul </text:span><text:span text:style-name="T374">in </text:span><text:span text:style-name="Strong_20_Emphasis"><text:span text:style-name="T377">Uw n</text:span></text:span><text:span text:style-name="Strong_20_Emphasis"><text:span text:style-name="T372">aam</text:span></text:span><text:span text:style-name="Strong_20_Emphasis"><text:span text:style-name="T350"> </text:span></text:span><text:span text:style-name="Definition"><text:span text:style-name="T428">gebruiker</text:span></text:span><text:span text:style-name="Strong_20_Emphasis"><text:span text:style-name="T354">, <text:line-break/></text:span></text:span><text:span text:style-name="Strong_20_Emphasis"><text:span text:style-name="T372">Naam </text:span></text:span><text:span text:style-name="Strong_20_Emphasis"><text:span text:style-name="T377">van uw </text:span></text:span><text:span text:style-name="Strong_20_Emphasis"><text:span text:style-name="T375">computer</text:span></text:span><text:span text:style-name="Definition"><text:span text:style-name="T4"> </text:span></text:span><text:span text:style-name="Definition"><text:span text:style-name="T428">computernaam</text:span></text:span><text:span text:style-name="Strong_20_Emphasis"><text:span text:style-name="T350">,<text:line-break/></text:span></text:span><text:span text:style-name="Strong_20_Emphasis"><text:span text:style-name="T377">Kies een g</text:span></text:span><text:span text:style-name="Strong_20_Emphasis"><text:span text:style-name="T375">ebruikersnaam</text:span></text:span><text:span text:style-name="Strong_20_Emphasis"><text:span text:style-name="T350"> </text:span></text:span><text:span text:style-name="Definition"><text:span text:style-name="T428">gebruikersnaam</text:span></text:span><text:span text:style-name="Strong_20_Emphasis"><text:span text:style-name="T350">,<text:line-break/></text:span></text:span><text:span text:style-name="Strong_20_Emphasis"><text:span text:style-name="T362">g</text:span></text:span><text:span text:style-name="Strong_20_Emphasis"><text:span text:style-name="T347">eef tweemaal een </text:span></text:span><text:span text:style-name="Strong_20_Emphasis"><text:span text:style-name="T368">wachtwoord</text:span></text:span><text:span text:style-name="Strong_20_Emphasis"><text:span text:style-name="T347">,</text:span></text:span><text:span text:style-name="Strong_20_Emphasis"><text:span text:style-name="T366"> </text:span></text:span><text:span text:style-name="Strong_20_Emphasis"><text:span text:style-name="T367">en</text:span></text:span><text:span text:style-name="Strong_20_Emphasis"><text:span text:style-name="T366"> </text:span></text:span><text:span text:style-name="Strong_20_Emphasis"><text:span text:style-name="T365">k</text:span></text:span><text:span text:style-name="Strong_20_Emphasis"><text:span text:style-name="T347">lik op </text:span></text:span><text:span text:style-name="Strong_20_Emphasis"><text:span text:style-name="T368">Verder</text:span></text:span><text:span text:style-name="Strong_20_Emphasis"><text:span text:style-name="T347">.</text:span></text:span></text:p>
          </table:table-cell>
        </table:table-row>
        <table:table-row table:style-name="TableLine947379359500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793595032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7">O</text:span></text:span><text:span text:style-name="Strong_20_Emphasis"><text:span text:style-name="T355">p het scherm </text:span></text:span><text:span text:style-name="Strong_20_Emphasis"><text:span text:style-name="T379">Installatie voltooid</text:span></text:span><text:span text:style-name="Strong_20_Emphasis"><text:span text:style-name="T355"> </text:span></text:span><text:span text:style-name="Strong_20_Emphasis"><text:span text:style-name="T357">klik </text:span></text:span><text:span text:style-name="Strong_20_Emphasis"><text:span text:style-name="T347">op </text:span></text:span><text:span text:style-name="Strong_20_Emphasis"><text:span text:style-name="T368">Nu herstarten</text:span></text:span><text:span text:style-name="Strong_20_Emphasis"><text:span text:style-name="T347">.</text:span></text:span></text:p>
          </table:table-cell>
        </table:table-row>
        <table:table-row table:style-name="TableLine947379359505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793595083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0">C</text:span></text:span><text:span text:style-name="Strong_20_Emphasis"><text:span text:style-name="T151">D</text:span></text:span><text:span text:style-name="Strong_20_Emphasis"><text:span text:style-name="T284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35">druk </text:span></text:span><text:span text:style-name="Strong_20_Emphasis"><text:span text:style-name="T153">op</text:span></text:span><text:span text:style-name="Strong_20_Emphasis"><text:span text:style-name="T135"> </text:span></text:span><text:span text:style-name="Strong_20_Emphasis"><text:span text:style-name="T128">de </text:span></text:span><text:span text:style-name="Strong_20_Emphasis"><text:span text:style-name="T218">Enter</text:span></text:span><text:span text:style-name="Strong_20_Emphasis"><text:span text:style-name="T128">-toets</text:span></text:span><text:span text:style-name="Strong_20_Emphasis"><text:span text:style-name="T154">.</text:span></text:span></text:p>
          </table:table-cell>
        </table:table-row>
      </table:table>
      <text:p text:style-name="P36"><text:span text:style-name="Strong_20_Emphasis"><text:span text:style-name="T135"/></text:span></text:p>
      <text:list xml:id="list103253488228061" text:continue-numbering="true" text:style-name="L1">
        <text:list-item>
          <text:p text:style-name="P81"><text:span text:style-name="Strong_20_Emphasis"><text:span text:style-name="T247">Installatie </text:span></text:span><text:span text:style-name="Strong_20_Emphasis"><text:span text:style-name="T248">afronde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793589804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9">De nieuwe installatie van Ubuntu versleutelen voor de </text:span></text:span><text:span text:style-name="Strong_20_Emphasis"><text:span text:style-name="T244">veiligheid</text:span></text:span><text:span text:style-name="Strong_20_Emphasis"><text:span text:style-name="T26"> </text:span></text:span><text:span text:style-name="Strong_20_Emphasis"><text:span text:style-name="T276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8">Enter</text:span></text:span><text:span text:style-name="Strong_20_Emphasis"><text:span text:style-name="T69">-toets.</text:span></text:span></text:p>
          </table:table-cell>
        </table:table-row>
        <table:table-row table:style-name="TableLine947379359235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3793587224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7379359387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><text:span text:style-name="Strong_20_Emphasis"><text:span text:style-name="T146"/></text:span></text:p>
          </table:table-cell>
        </table:table-row>
        <table:table-row table:style-name="TableLine9473793617964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6"> </text:span></text:span><text:span text:style-name="Strong_20_Emphasis"><text:span text:style-name="T240">Volgende</text:span></text:span><text:span text:style-name="Strong_20_Emphasis"><text:span text:style-name="T146">.</text:span></text:span></text:p>
          </table:table-cell>
        </table:table-row>
        <table:table-row table:style-name="TableLine9473793617990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1">Klaar om te beginnen </text:span></text:span><text:span text:style-name="Strong_20_Emphasis"><text:span text:style-name="T146">klik op </text:span></text:span><text:span text:style-name="Strong_20_Emphasis"><text:span text:style-name="T240">Vol</text:span></text:span><text:span text:style-name="Strong_20_Emphasis"><text:span text:style-name="T245">tooid</text:span></text:span><text:span text:style-name="Strong_20_Emphasis"><text:span text:style-name="T146">.</text:span></text:span></text:p>
          </table:table-cell>
        </table:table-row>
        <table:table-row table:style-name="TableLine947379361803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793618097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4">gebruikers </text:span></text:span><text:span text:style-name="Strong_20_Emphasis"><text:span text:style-name="T138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22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5"><text:span text:style-name="T330">De </text:span><text:span text:style-name="T343">Super</text:span><text:span text:style-name="T330">-toets is de Windows</text:span><text:span text:style-name="T331">-</text:span><text:span text:style-name="T332">toets</text:span><text:span text:style-name="T330">, </text:span><text:span text:style-name="T331">C</text:span><text:span text:style-name="T330">ommand-</text:span><text:span text:style-name="T332">toets</text:span><text:span text:style-name="T330">, of </text:span><text:span text:style-name="T331">V</text:span><text:span text:style-name="T330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6">geb</text:span></text:span><text:span text:style-name="Strong_20_Emphasis"><text:span text:style-name="T167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4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5">Gebruikers</text:span></text:span><text:span text:style-name="Strong_20_Emphasis"><text:span text:style-name="T110">.</text:span></text:span></text:p>
          </table:table-cell>
        </table:table-row>
        <table:table-row table:style-name="TableLine9473793618156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5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125">Klik links</text:span></text:span><text:span text:style-name="Strong_20_Emphasis"><text:span text:style-name="T148"> </text:span></text:span><text:span text:style-name="Strong_20_Emphasis"><text:span text:style-name="T123">op </text:span></text:span><text:span text:style-name="Strong_20_Emphasis"><text:span text:style-name="T173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7">Gebruik</text:span></text:span><text:span text:style-name="Strong_20_Emphasis"><text:span text:style-name="T268">er</text:span></text:span><text:span text:style-name="Strong_20_Emphasis"><text:span text:style-name="T267"> toevoegen</text:span></text:span><text:span text:style-name="Strong_20_Emphasis"><text:span text:style-name="T122">.</text:span></text:span></text:p>
          </table:table-cell>
        </table:table-row>
        <table:table-row table:style-name="TableLine947379361821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793618275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5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22">Super</text:span></text:span><text:span text:style-name="Strong_20_Emphasis"><text:span text:style-name="T88">-toets</text:span></text:span><text:span text:style-name="Strong_20_Emphasis"><text:span text:style-name="T283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8">upd</text:span></text:span><text:span text:style-name="Strong_20_Emphasis"><text:span text:style-name="T170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8">Updatebeheer</text:span></text:span><text:span text:style-name="Strong_20_Emphasis"><text:span text:style-name="T88">.</text:span></text:span></text:p>
          </table:table-cell>
        </table:table-row>
        <table:table-row table:style-name="TableLine9473793618334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5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4"><text:span text:style-name="T323">Als</text:span><text:span text:style-name="T319"> </text:span><text:span text:style-name="T320">er </text:span><text:span text:style-name="T319">updates beschikbaar zijn, k</text:span><text:span text:style-name="T321">lik op </text:span><text:span text:style-name="Strong_20_Emphasis"><text:span text:style-name="T327">Nu installeren</text:span></text:span><text:span text:style-name="T321">.</text:span></text:p>
          </table:table-cell>
        </table:table-row>
        <table:table-row table:style-name="TableLine9473793618393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5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4"><text:span text:style-name="T322">A</text:span>ls <text:span text:style-name="Strong_20_Emphasis"><text:span text:style-name="T318">Updatebeheer </text:span></text:span>hierom vraagt, <text:span text:style-name="T439">h</text:span>erstart <text:span text:style-name="T440">de</text:span> computer <text:span text:style-name="T441">en daarna weer aanmelden als </text:span><text:span text:style-name="Definition"><text:span text:style-name="T8">gebruiker</text:span></text:span>.</text:p>
          </table:table-cell>
        </table:table-row>
        <table:table-row table:style-name="TableLine947379361845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7936185120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5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9">Terminalvenster</text:span></text:span><text:span text:style-name="Strong_20_Emphasis"><text:span text:style-name="T86"> met toetscombinatie <text:line-break/></text:span></text:span><text:span text:style-name="Strong_20_Emphasis"><text:span text:style-name="T224">Ctrl</text:span></text:span><text:span text:style-name="Strong_20_Emphasis"><text:span text:style-name="T223"> </text:span></text:span><text:span text:style-name="Strong_20_Emphasis"><text:span text:style-name="T224">Alt</text:span></text:span><text:span text:style-name="Strong_20_Emphasis"><text:span text:style-name="T223"> </text:span></text:span><text:span text:style-name="Strong_20_Emphasis"><text:span text:style-name="T224">T</text:span></text:span><text:span text:style-name="Strong_20_Emphasis"><text:span text:style-name="T113">. </text:span></text:span></text:p>
          </table:table-cell>
        </table:table-row>
        <table:table-row table:style-name="TableLine94737936185712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5"><text:span text:style-name="T460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24">Enter</text:span></text:span><text:span text:style-name="Strong_20_Emphasis"><text:span text:style-name="T86">-toets:<text:line-break/></text:span></text:span><text:span text:style-name="User_20_Entry"><text:span text:style-name="T285">wget karelzimmer.nl/</text:span></text:span><text:span text:style-name="User_20_Entry"><text:span text:style-name="T288">kz</text:span></text:span><text:span text:style-name="User_20_Entry"><text:span text:style-name="T285"><text:line-break/>bash </text:span></text:span><text:span text:style-name="User_20_Entry"><text:span text:style-name="T288">kz</text:span></text:span></text:p>
            <text:p text:style-name="P66"><text:span text:style-name="User_20_Entry"><text:span text:style-name="T287">exit</text:span></text:span></text:p>
          </table:table-cell>
        </table:table-row>
        <table:table-row table:style-name="TableLine9473793618630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73793618689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5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2">Super</text:span></text:span><text:span text:style-name="Strong_20_Emphasis"><text:span text:style-name="T88">-toets</text:span></text:span><text:span text:style-name="Strong_20_Emphasis"><text:span text:style-name="T283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9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2">Installatiem</text:span></text:span><text:span text:style-name="Strong_20_Emphasis"><text:span text:style-name="T261">enu</text:span></text:span><text:span text:style-name="Strong_20_Emphasis"><text:span text:style-name="T85">.</text:span></text:span></text:p>
          </table:table-cell>
        </table:table-row>
        <table:table-row table:style-name="TableLine9473793618748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5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60">3 -</text:span></text:span><text:span text:style-name="Strong_20_Emphasis"><text:span text:style-name="T231"> </text:span></text:span><text:span text:style-name="Strong_20_Emphasis"><text:span text:style-name="T255">Installatie</text:span></text:span><text:span text:style-name="Strong_20_Emphasis"><text:span text:style-name="T256"> </text:span></text:span><text:span text:style-name="Strong_20_Emphasis"><text:span text:style-name="T257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73793618808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5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2">Volg de aanwijzingen op het scherm.</text:span></text:span></text:p>
          </table:table-cell>
        </table:table-row>
        <table:table-row table:style-name="TableLine94737936188672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737936189264">
          <table:table-cell table:style-name="_33_._5f_Installatie_5f_afronden.A1" office:value-type="string">
            <text:p text:style-name="P67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9"><text:span text:style-name="T463">De installatie kan nagelopen worden aan de hand van </text:span><text:span text:style-name="T469">een </text:span><text:span text:style-name="T463">bestand</text:span><text:span text:style-name="T463"><text:note text:id="ftn0" text:note-class="footnote"><text:note-citation>2</text:note-citation><text:note-body><text:p text:style-name="P79"><text:span text:style-name="T434">In map </text:span><text:span text:style-name="T431">/usr/local/etc </text:span><text:span text:style-name="T434">bevat </text:span><text:span text:style-name="T342">b</text:span><text:span text:style-name="T431">estand kz_install</text:span><text:span text:style-name="T341">_</text:span><text:span text:style-name="T340">applist</text:span><text:span text:style-name="T431"> </text:span><text:span text:style-name="T432">eerder geïnstalleerde apps</text:span><text:span text:style-name="T433">.</text:span></text:p></text:note-body></text:note></text:span><text:span text:style-name="T463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99"/></text:span></text:p>
      <text:p text:style-name="P42"><text:span text:style-name="Strong_20_Emphasis"><text:span text:style-name="T72"/></text:span></text:p>
      <text:list xml:id="list103254710383349" text:continue-numbering="true" text:style-name="L1">
        <text:list-item>
          <text:p text:style-name="P8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3793617902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5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7"><text:span text:style-name="T435">Na aanmelden als </text:span><text:span text:style-name="Definition"><text:span text:style-name="T446">2</text:span></text:span><text:span text:style-name="Definition"><text:span text:style-name="T467">e</text:span></text:span><text:span text:style-name="Definition"><text:span text:style-name="T446"> </text:span></text:span><text:span text:style-name="Definition"><text:span text:style-name="T447">gebruiker</text:span></text:span><text:span text:style-name="T435">, zoek en start</text:span><text:span text:style-name="T445"> </text:span><text:span text:style-name="T444">In</text:span><text:span text:style-name="T436">stallatiemenu</text:span><text:span text:style-name="Strong_20_Emphasis"><text:span text:style-name="T277"> </text:span></text:span><text:span text:style-name="T435">en </text:span><text:span text:style-name="User_20_Entry"><text:span text:style-name="T228">kies </text:span></text:span><text:span text:style-name="User_20_Entry"><text:span text:style-name="T230">4 -</text:span></text:span><text:span text:style-name="User_20_Entry"><text:span text:style-name="T228"> </text:span></text:span><text:span text:style-name="User_20_Entry"><text:span text:style-name="T229">Gebruiker inrichten</text:span></text:span><text:span text:style-name="User_20_Entry"><text:span text:style-name="T228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2">Installatiemenu</text:span></text:span><text:span text:style-name="Strong_20_Emphasis"><text:span text:style-name="T277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60">4 -</text:span></text:span><text:span text:style-name="Strong_20_Emphasis"><text:span text:style-name="T231"> </text:span></text:span><text:span text:style-name="T272">Gebruiker inrichten</text:span><text:span text:style-name="Strong_20_Emphasis"><text:span text:style-name="T75">.</text:span></text:span></text:p>
          </table:table-cell>
        </table:table-row>
        <table:table-row table:style-name="TableLine9473793610465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5" svg:width="0.35cm" svg:height="0.35cm" draw:control="control34"/></text:span></text:span></text:p>
          </table:table-cell>
          <table:table-cell table:style-name="Tabel2.A1" office:value-type="string">
            <text:p text:style-name="P49"><text:span text:style-name="Strong_20_Emphasis"><text:span text:style-name="T430">Volg de aanwijzingen op het scherm.</text:span></text:span></text:p>
          </table:table-cell>
        </table:table-row>
        <table:table-row table:style-name="TableLine94737936168448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737936015984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5" svg:width="0.35cm" svg:height="0.35cm" draw:control="control55"/></text:span></text:span></text:p>
          </table:table-cell>
          <table:table-cell table:style-name="Tabel2.A1" office:value-type="string">
            <text:p text:style-name="P70"><text:span text:style-name="T345">Het</text:span><text:span text:style-name="T463"> </text:span><text:span text:style-name="T344">inrichten </text:span><text:span text:style-name="T463">kan nagelopen worden aan de hand van bestanden</text:span><text:span text:style-name="T461"><text:note text:id="ftn9" text:note-class="footnote"><text:note-citation>2</text:note-citation><text:note-body><text:p text:style-name="P79"><text:span text:style-name="T470">I</text:span><text:span text:style-name="T335">n</text:span><text:span text:style-name="T464"> de Persoonlijke map </text:span><text:span text:style-name="T335">bevat </text:span><text:span text:style-name="T337">map </text:span><text:span text:style-name="T338">kz_setup_list</text:span><text:span text:style-name="T339">s </text:span><text:span text:style-name="T336">bestanden met</text:span><text:span text:style-name="T335"> </text:span><text:span text:style-name="T468">eerder gekozen gebruikersfoto, </text:span><text:span text:style-name="T464">bureaubladachtergrond, favorieten, en opdrachtgeschiedenis.</text:span></text:p></text:note-body></text:note></text:span><text:span text:style-name="T463"> aangemaakt in hoofdstuk 1 met keuze 1 - Installatie voorbereiden.</text:span></text:p>
          </table:table-cell>
        </table:table-row>
        <table:table-row table:style-name="TableLine9473793613867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73793612099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5" svg:width="0.35cm" svg:height="0.35cm" draw:control="control35"/></text:span></text:span></text:p>
          </table:table-cell>
          <table:table-cell table:style-name="Tabel2.A1" office:value-type="string">
            <text:p text:style-name="P49"><text:span text:style-name="Strong_20_Emphasis"><text:span text:style-name="T80">Herstart de computer.</text:span></text:span></text:p>
          </table:table-cell>
        </table:table-row>
        <table:table-row table:style-name="TableLine947379362904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793629107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5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47379362916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793629315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5" svg:width="0.35cm" svg:height="0.35cm" draw:control="control37"/></text:span></text:span></text:p>
          </table:table-cell>
          <table:table-cell table:style-name="Tabel2.A1" office:value-type="string">
            <text:p text:style-name="P49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9">De nieuwe installatie van Ubuntu versleutelen voor de </text:span></text:span><text:span text:style-name="Strong_20_Emphasis"><text:span text:style-name="T243">veiligheid</text:span></text:span><text:span text:style-name="Strong_20_Emphasis"><text:span text:style-name="T26"> </text:span></text:span><text:span text:style-name="Strong_20_Emphasis"><text:span text:style-name="T276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47379362937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793629433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5" svg:width="0.35cm" svg:height="0.35cm" draw:control="control38"/></text:span></text:span></text:p>
          </table:table-cell>
          <table:table-cell table:style-name="Tabel2.A1" office:value-type="string">
            <text:p text:style-name="P54"><text:span text:style-name="Strong_20_Emphasis"><text:span text:style-name="T252">Maak een </text:span></text:span><text:span text:style-name="Strong_20_Emphasis"><text:span text:style-name="T254">back-up</text:span></text:span><text:span text:style-name="Strong_20_Emphasis"><text:span text:style-name="T252"> </text:span></text:span><text:span text:style-name="Strong_20_Emphasis"><text:span text:style-name="T251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2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1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2">Installatie</text:span></text:span><text:span text:style-name="Strong_20_Emphasis"><text:span text:style-name="T263">m</text:span></text:span><text:span text:style-name="Strong_20_Emphasis"><text:span text:style-name="T261">enu</text:span></text:span><text:span text:style-name="Strong_20_Emphasis"><text:span text:style-name="T85">.</text:span></text:span></text:p>
          </table:table-cell>
        </table:table-row>
        <table:table-row table:style-name="TableLine94737936294928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5" svg:width="0.35cm" svg:height="0.35cm" draw:control="control39"/></text:span></text:span></text:p>
          </table:table-cell>
          <table:table-cell table:style-name="Tabel2.A1" office:value-type="string">
            <text:p text:style-name="P49"><text:span text:style-name="Strong_20_Emphasis"><text:span text:style-name="T280">K</text:span></text:span><text:span text:style-name="Strong_20_Emphasis"><text:span text:style-name="T252">ies</text:span></text:span><text:span text:style-name="Strong_20_Emphasis"><text:span text:style-name="T251"> </text:span></text:span><text:span text:style-name="Strong_20_Emphasis"><text:span text:style-name="T269">5 -</text:span></text:span><text:span text:style-name="T250"> </text:span><text:span text:style-name="T269">Opdrachtenmenu</text:span><text:span text:style-name="T252">, </text:span><text:span text:style-name="T282">kies</text:span><text:span text:style-name="T252"> </text:span><text:span text:style-name="T270">1 -</text:span><text:span text:style-name="T250"> </text:span><text:span text:style-name="T273">Back-up</text:span><text:span text:style-name="T270"> </text:span><text:span text:style-name="T273">maken</text:span><text:span text:style-name="T250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73793629552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5" svg:width="0.35cm" svg:height="0.35cm" draw:control="control40"/></text:span></text:span></text:p>
          </table:table-cell>
          <table:table-cell table:style-name="Tabel2.A1" office:value-type="string">
            <text:p text:style-name="P49"><text:span text:style-name="Strong_20_Emphasis"><text:span text:style-name="T249">Volg de aanwijzingen op het scherm.</text:span></text:span></text:p>
          </table:table-cell>
        </table:table-row>
        <table:table-row table:style-name="TableLine947379362961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73793629694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5" svg:width="0.35cm" svg:height="0.35cm" draw:control="control41"/></text:span></text:span></text:p>
          </table:table-cell>
          <table:table-cell table:style-name="Tabel2.A1" office:value-type="string">
            <text:p text:style-name="P56"><text:span text:style-name="Strong_20_Emphasis"><text:span text:style-name="T279">Plan automatische </text:span></text:span><text:span text:style-name="Strong_20_Emphasis"><text:span text:style-name="T281">reservekopieën</text:span></text:span><text:span text:style-name="Strong_20_Emphasis"><text:span text:style-name="T252"> </text:span></text:span><text:span text:style-name="Strong_20_Emphasis"><text:span text:style-name="T253">in </text:span></text:span><text:span text:style-name="Strong_20_Emphasis"><text:span text:style-name="T251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2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3">res</text:span></text:span><text:span text:style-name="Strong_20_Emphasis"><text:span text:style-name="T170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4">Reservekopieën</text:span></text:span><text:span text:style-name="Strong_20_Emphasis"><text:span text:style-name="T85">.</text:span></text:span></text:p>
          </table:table-cell>
        </table:table-row>
        <table:table-row table:style-name="TableLine9473793629774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5" svg:width="0.35cm" svg:height="0.35cm" draw:control="control42"/></text:span></text:span></text:p>
          </table:table-cell>
          <table:table-cell table:style-name="Tabel2.A1" office:value-type="string">
            <text:p text:style-name="P49"><text:span text:style-name="Strong_20_Emphasis"><text:span text:style-name="T249">Volg de aanwijzingen op het scherm.</text:span></text:span></text:p>
          </table:table-cell>
        </table:table-row>
      </table:table>
      <text:p text:style-name="P18"><text:span text:style-name="Strong_20_Emphasis"><text:span text:style-name="T75"/></text:span></text:p>
      <text:p text:style-name="P48"/>
      <text:p text:style-name="P30"><text:span text:style-name="T295">De installatie van </text:span><text:span text:style-name="T295"><text:reference-ref text:reference-format="text" text:ref-name="Distributie">Ubuntu</text:reference-ref></text:span><text:span text:style-name="T295"><text:s/></text:span><text:span text:style-name="T296"><text:reference-ref text:reference-format="text" text:ref-name="Versie">20.04 LTS</text:reference-ref></text:span><text:span text:style-name="T295"><text:s/></text:span><text:span text:style-name="T295"><text:reference-ref text:reference-format="text" text:ref-name="Editie">desktop</text:reference-ref></text:span><text:span text:style-name="T295"><text:s/>is voltooid.</text:span></text:p>
      <text:p text:style-name="P24"/>
      <text:p text:style-name="P23"><text:span text:style-name="T424">E</text:span><text:span text:style-name="T423">inde c</text:span><text:span text:style-name="T422">hecklist.</text:span></text:p>
      <text:p text:style-name="P25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  <text:p text:style-name="P8"/>
      <text:p text:style-name="P10"><text:span text:style-name="T455">Auteursrecht </text:span><text:span text:style-name="Strong_20_Emphasis"><text:span text:style-name="T454">© </text:span></text:span><text:span text:style-name="Strong_20_Emphasis"><text:span text:style-name="T453">2</text:span></text:span><text:span text:style-name="T455">020-</text:span><text:span text:style-name="T457">2021</text:span><text:span text:style-name="T455"> Karel Zimmer.</text:span></text:p>
      <text:p text:style-name="P9"/>
      <text:p text:style-name="P11"><text:span text:style-name="T456">Creative Commons Naamsvermelding-GelijkDelen Internationaal</text:span><text:span text:style-name="T458">-</text:span><text:span text:style-name="T456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6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20T10:32:53.285673069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0:32:53.195182099</dc:date>
    <meta:keyword>Installatie</meta:keyword>
    <meta:keyword>Checklist</meta:keyword>
    <meta:keyword>Linux</meta:keyword>
    <meta:editing-cycles>6201</meta:editing-cycles>
    <meta:editing-duration>P10DT20H10M27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07" meta:character-count="6942" meta:non-whitespace-character-count="5942"/>
    <meta:user-defined meta:name="Info 1"/>
    <meta:user-defined meta:name="Info 2"/>
    <meta:user-defined meta:name="Info 3"/>
    <meta:user-defined meta:name="Info 4"/>
  </office:meta>
</office:document-meta>
</file>